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BA000000F2F5C7CDEF.svm" manifest:media-type=""/>
  <manifest:file-entry manifest:full-path="Pictures/200000010000030A0000011CE500A9E0.svm" manifest:media-type=""/>
  <manifest:file-entry manifest:full-path="Pictures/20000001000006700000035E2D017794.svm" manifest:media-type=""/>
  <manifest:file-entry manifest:full-path="Pictures/2000000100000ABE000008495F97EB59.svm" manifest:media-type=""/>
  <manifest:file-entry manifest:full-path="Pictures/20000001000007AC00000721D0625378.svm" manifest:media-type=""/>
  <manifest:file-entry manifest:full-path="Pictures/20000001000000CC000000D8AE120CE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|cc}&#10;x&amp;y&amp;F&amp;\\&#10;\hline&#10;0&amp;0&amp;1&amp;m_0\\&#10;0&amp;1&amp;1&amp;m_1\\&#10;1&amp;0&amp;0&amp;m_2\\&#10;1&amp;1&amp;0&amp;m_3&#10;\end{tabular}&#10;\end{table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TexMathsArgs="14§latex§\begin{align*}&#10;F&amp;=\overline{x}\overline{y} +\overline{x}y\\&#10;&amp;=\overline{x}(\overline{y}+y)\\&#10;&amp;=\overline{x}(1)\\&#10;&amp;=\overline{x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TexMathsArgs="14§latex§F=\overline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4§latex§\begin{table}&#10;\begin{tabular}{c|c|c|}&#10;\cline{2-3}&#10;\overline{x}&amp;1&amp;1\\&#10;\cline{2-3}&#10;$x$&amp;0&amp;0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latex§\begin{table}&#10;\begin{tabular}{cc}&#10;\overline{y} &amp; $y$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latex§\overline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49cm" svg:height="2.968cm" svg:x="4.338cm" svg:y="0.381cm">
          <draw:image xlink:href="Pictures/2000000100000ABE000008495F97EB59.svm" xlink:type="simple" xlink:show="embed" xlink:actuate="onLoad">
            <text:p/>
          </draw:image>
        </draw:frame>
        <draw:custom-shape draw:style-name="gr2" draw:text-style-name="P1" xml:id="id2" draw:id="id2" draw:layer="layout" svg:width="1.397cm" svg:height="0.508cm" svg:x="1.905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748cm" svg:height="2.554cm" svg:x="5.588cm" svg:y="4.177cm">
          <draw:image xlink:href="Pictures/20000001000007AC00000721D0625378.svm" xlink:type="simple" xlink:show="embed" xlink:actuate="onLoad">
            <text:p/>
          </draw:image>
        </draw:frame>
        <draw:frame draw:style-name="gr4" draw:text-style-name="P3" xml:id="id1" draw:id="id1" draw:layer="layout" svg:width="3.556cm" svg:height="2.455cm" svg:x="0.508cm" svg:y="4.191cm">
          <draw:text-box>
            <text:p text:style-name="P2"><text:span text:style-name="T1">نکتہ دار زاویہ القائمہ میں <text:s text:c="7"/>برقرار ہے۔یوں اس تفاعل کی سادہ مساوات <text:s text:c="14"/>ہے</text:span></text:p>
          </draw:text-box>
        </draw:frame>
        <draw:frame draw:style-name="gr5" draw:text-style-name="P1" draw:layer="layout" svg:width="0.976cm" svg:height="0.337cm" svg:x="2.834cm" svg:y="6.096cm">
          <draw:image xlink:href="Pictures/20000001000002BA000000F2F5C7CDEF.svm" xlink:type="simple" xlink:show="embed" xlink:actuate="onLoad">
            <text:p/>
          </draw:image>
        </draw:frame>
        <draw:connector draw:style-name="gr6" draw:text-style-name="P1" draw:layer="layout" draw:type="curve" svg:x1="2.286cm" svg:y1="4.191cm" svg:x2="3.302cm" svg:y2="2.286cm" draw:start-shape="id1" draw:start-glue-point="0" draw:end-shape="id2" draw:end-glue-point="1" svg:d="m2286 4191c0-1236 759-1030 1201-1197s566-708-185-708">
          <text:p/>
        </draw:connector>
        <draw:frame draw:style-name="gr7" draw:text-style-name="P1" draw:layer="layout" svg:width="2.306cm" svg:height="1.205cm" svg:x="1.176cm" svg:y="1.97cm">
          <draw:image xlink:href="Pictures/20000001000006700000035E2D017794.svm" xlink:type="simple" xlink:show="embed" xlink:actuate="onLoad">
            <text:p/>
          </draw:image>
        </draw:frame>
        <draw:frame draw:style-name="gr8" draw:text-style-name="P1" draw:layer="layout" svg:width="1.088cm" svg:height="0.396cm" svg:x="2.076cm" svg:y="1.397cm">
          <draw:image xlink:href="Pictures/200000010000030A0000011CE500A9E0.svm" xlink:type="simple" xlink:show="embed" xlink:actuate="onLoad">
            <text:p/>
          </draw:image>
        </draw:frame>
        <draw:frame draw:style-name="gr9" draw:text-style-name="P1" draw:layer="layout" svg:width="0.284cm" svg:height="0.301cm" svg:x="3.526cm" svg:y="5.016cm">
          <draw:image xlink:href="Pictures/20000001000000CC000000D8AE120CE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8T15:01:24</dc:date>
    <dc:creator>kkk </dc:creator>
    <meta:generator>LibreOffice/3.3$Linux LibreOffice_project/330m19$Build-401</meta:generator>
    <meta:editing-duration>PT1H44M13S</meta:editing-duration>
    <meta:editing-cycles>9</meta:editing-cycles>
    <meta:document-statistic meta:object-count="9"/>
  </office:meta>
</office:document-meta>
</file>